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Standard">
      <style:text-properties officeooo:rsid="011597d6" officeooo:paragraph-rsid="011239bb"/>
    </style:style>
    <style:style style:name="P8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81852"/>
    </style:style>
    <style:style style:name="T1" style:family="text">
      <style:text-properties officeooo:rsid="011f5e96"/>
    </style:style>
    <style:style style:name="T2" style:family="text">
      <style:text-properties officeooo:rsid="011239bb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7"><text:s/><text:span text:style-name="T49">39 - Manual Update History</text:span></text:p>
          </table:table-cell>
        </table:table-row>
      </table:table>
      <text:p text:style-name="P86"/>
      <text:p text:style-name="P88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<text:soft-page-break/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<text:soft-page-break/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<text:soft-page-break/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1239bb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3<text:span text:style-name="MT2">9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2M5S</meta:editing-duration>
    <meta:editing-cycles>267</meta:editing-cycles>
    <meta:generator>LibreOffice/7.2.7.2$Windows_X86_64 LibreOffice_project/8d71d29d553c0f7dcbfa38fbfda25ee34cce99a2</meta:generator>
    <dc:date>2023-01-11T12:27:09.607000000</dc:date>
    <meta:document-statistic meta:table-count="1" meta:image-count="1" meta:object-count="0" meta:page-count="7" meta:paragraph-count="174" meta:word-count="2450" meta:character-count="14023" meta:non-whitespace-character-count="11730"/>
    <meta:template xlink:type="simple" xlink:actuate="onRequest" xlink:title="standard1cm" xlink:href="../../../../AppData/Roaming/LibreOffice/4/user/template/standard1cm.ott" meta:date="2016-03-28T18:47:57.125000000"/>
  </office:meta>
</office:document-meta>
</file>